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64cm" draw:z-index="0"><draw:image xlink:href="../../odt/images/304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азмыкающий контакт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431cm" draw:z-index="0"><draw:image xlink:href="../../odt/images/304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10">логического И-НЕ</text:span> для <text:span text:style-name="T10">входа блока</text:span> и значения, поданного на соответствующую <text:span text:style-name="T10">управляющую обмотку реле:</text:span></text:p>
            <text:p text:style-name="P4"><draw:frame draw:style-name="fr3" draw:name="Объект1" text:anchor-type="as-char" svg:width="6.763cm" svg:height="1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 – выходной сигнал блока, <text:s/></text:span><text:span text:style-name="T7"><draw:frame draw:style-name="fr3" draw:name="Объект3" text:anchor-type="as-char" svg:width="1.75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значение (состояние) реле, <text:s/></text:span><text:span text:style-name="T7"><draw:frame draw:style-name="fr3" draw:name="Объект5" text:anchor-type="as-char" svg:width="2.07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– логическое отрицание состояния реле,</text:span><text:span text:style-name="T7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ходной сигнал блока.</text:span></text:p>
            <text:p text:style-name="Text_20_body"><text:span text:style-name="T8">Другими словами, если на вход в блок подана логическая единица, на выходе будет сформировано инверсное </text:span><text:span text:style-name="T9">управляющей обмотке реле</text:span><text:span text:style-name="T8"> значение, т. е. реле разомкнется. Если на вход в блок подан логический ноль, на выходе всегда будет сформирован логический ноль, независимо от состояния реле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</text:span></text:p>
            <text:p text:style-name="Text_20_body"><text:span text:style-name="T1">Свойства</text:span>:</text:p>
            <text:list xml:id="list7115519500451501185" text:style-name="L1">
              <text:list-item>
                <text:p text:style-name="P5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</dc:title>
    <dc:date>2012-03-30T16:31:50.39</dc:date>
    <meta:generator>OpenOffice_Beta/4.1.0$Win32 OpenOffice.org_project/410m14$Build-9760</meta:generator>
    <meta:editing-duration>PT2H30M3S</meta:editing-duration>
    <meta:editing-cycles>122</meta:editing-cycles>
    <meta:document-statistic meta:table-count="1" meta:image-count="2" meta:object-count="5" meta:page-count="1" meta:paragraph-count="13" meta:word-count="130" meta:character-count="88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neg x_relais(t), ~ если u(t)=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row>
        <mo stretchy="false">¬</mo>
        <msub>
          <mi>x</mi>
          <mi mathvariant="italic">relais</mi>
        </msub>
      </mrow>
      <mrow>
        <mo stretchy="false">(</mo>
        <mrow>
          <mi>t</mi>
        </mrow>
        <mo stretchy="false">)</mo>
      </mrow>
    </mrow>
    <annotation encoding="StarMath 5.0">neg x_relais(t)</annotation>
  </semantics>
</math>
</file>